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none" svg:stroke-linecap="butt" draw:fill-color="#ffffff" draw:textarea-horizontal-align="justify" draw:textarea-vertical-align="middle" draw:auto-grow-height="false" fo:min-height="1.633cm" fo:min-width="1.0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4" style:family="graphic" style:parent-style-name="objectwithoutfill">
      <style:graphic-properties draw:marker-end="Arrowheads_20_7" draw:marker-end-width="0.3cm" draw:fill="none" draw:textarea-vertical-align="middle"/>
    </style:style>
    <style:style style:name="gr5" style:family="graphic" style:parent-style-name="objectwithoutfill">
      <style:graphic-properties draw:marker-end="Arrowheads_20_10" draw:marker-end-width="0.3cm" draw:fill="none" draw:textarea-vertical-align="middle"/>
    </style:style>
    <style:style style:name="gr6" style:family="graphic" style:parent-style-name="objectwithoutfill">
      <style:graphic-properties draw:marker-end="Arrowheads_20_11" draw:marker-end-width="0.3cm" draw:fill="none" draw:textarea-vertical-align="middle"/>
    </style:style>
    <style:style style:name="gr7" style:family="graphic" style:parent-style-name="objectwithoutfill">
      <style:graphic-properties draw:marker-end="Arrowheads_20_12" draw:marker-end-width="0.3cm" draw:fill="none" draw:textarea-vertical-align="middle"/>
    </style:style>
    <style:style style:name="gr8" style:family="graphic" style:parent-style-name="objectwithoutfill">
      <style:graphic-properties draw:marker-end="Arrowheads_20_13" draw:marker-end-width="0.3cm" draw:fill="none" draw:textarea-vertical-align="middle"/>
    </style:style>
    <style:style style:name="gr9" style:family="graphic" style:parent-style-name="objectwithoutfill">
      <style:graphic-properties draw:marker-end="Arrowheads_20_15" draw:marker-end-width="0.3cm" draw:fill="none" draw:textarea-vertical-align="middle"/>
    </style:style>
    <style:style style:name="gr10" style:family="graphic" style:parent-style-name="objectwithoutfill">
      <style:graphic-properties draw:marker-end="Arrowheads_20_1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02cm"/>
      <style:paragraph-properties style:writing-mode="lr-tb"/>
    </style:style>
    <style:style style:name="gr12" style:family="graphic" style:parent-style-name="standard">
      <style:graphic-properties svg:stroke-color="#000000" draw:stroke-linejoin="none" svg:stroke-linecap="butt" draw:fill-color="#ffffff" draw:textarea-horizontal-align="justify" draw:textarea-vertical-align="middle" draw:auto-grow-height="false" fo:min-height="2.889cm" fo:min-width="2.1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</style:style>
    <style:style style:name="gr15" style:family="graphic" style:parent-style-name="objectwithoutfill">
      <style:graphic-properties draw:marker-end="Arrowheads_20_19" draw:marker-end-width="0.3cm" draw:fill="none" draw:textarea-vertical-align="middle"/>
    </style:style>
    <style:style style:name="gr16" style:family="graphic" style:parent-style-name="objectwithoutfill">
      <style:graphic-properties draw:marker-end="Arrowheads_20_20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82cm"/>
      <style:paragraph-properties style:writing-mode="lr-tb"/>
    </style:style>
    <style:style style:name="gr18" style:family="graphic" style:parent-style-name="objectwithoutfill">
      <style:graphic-properties draw:marker-end="Arrowheads_20_21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font-name="FreeMono1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Source Code Pro Black2" fo:font-style="italic" style:font-style-asian="italic" style:font-style-complex="italic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Source Code Pro Black2" fo:font-style="normal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Source Code Pro Black2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FreeMono1" fo:font-weight="bold" style:font-weight-asian="bold" style:font-weight-complex="bold"/>
    </style:style>
    <style:style style:name="T2" style:family="text">
      <style:text-properties style:font-name="Source Code Pro Black2" fo:font-style="italic" style:font-style-asian="italic" style:font-style-complex="italic"/>
    </style:style>
    <style:style style:name="T3" style:family="text">
      <style:text-properties style:font-name="Source Code Pro Black2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Source Code Pro Black2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1.588cm" svg:height="2.132cm" draw:transform="rotate (-3.14159265358979) translate (7.895cm 3.6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xml:id="id5" draw:id="id5" draw:layer="layout" svg:width="1.27cm" svg:height="0.952cm" svg:x="6.307cm" svg:y="2.18cm">
          <draw:text-box>
            <text:p><text:span text:style-name="T1">.c</text:span></text:p>
          </draw:text-box>
        </draw:frame>
        <draw:custom-shape draw:style-name="gr1" draw:text-style-name="P1" xml:id="id10" draw:id="id10" draw:layer="layout" svg:width="1.588cm" svg:height="2.132cm" draw:transform="rotate (-3.14159265358979) translate (7.896cm 6.5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xml:id="id4" draw:id="id4" draw:layer="layout" svg:width="1.27cm" svg:height="0.952cm" svg:x="6.308cm" svg:y="5.08cm">
          <draw:text-box>
            <text:p><text:span text:style-name="T1">.c</text:span></text:p>
          </draw:text-box>
        </draw:frame>
        <draw:custom-shape draw:style-name="gr1" draw:text-style-name="P1" xml:id="id1" draw:id="id1" draw:layer="layout" svg:width="1.588cm" svg:height="2.132cm" draw:transform="rotate (-3.14159265358979) translate (7.897cm 9.6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xml:id="id7" draw:id="id7" draw:layer="layout" svg:width="1.27cm" svg:height="0.952cm" svg:x="6.309cm" svg:y="8.18cm">
          <draw:text-box>
            <text:p><text:span text:style-name="T1">.c</text:span></text:p>
          </draw:text-box>
        </draw:frame>
        <draw:custom-shape draw:style-name="gr1" draw:text-style-name="P1" xml:id="id3" draw:id="id3" draw:layer="layout" svg:width="1.588cm" svg:height="2.132cm" draw:transform="rotate (-3.14159265358979) translate (1.596cm 5.1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draw:layer="layout" svg:width="1.27cm" svg:height="0.952cm" svg:x="0.008cm" svg:y="3.68cm">
          <draw:text-box>
            <text:p><text:span text:style-name="T1">.h</text:span></text:p>
          </draw:text-box>
        </draw:frame>
        <draw:custom-shape draw:style-name="gr1" draw:text-style-name="P1" draw:layer="layout" svg:width="1.588cm" svg:height="2.132cm" draw:transform="rotate (-3.14159265358979) translate (1.597cm 8.2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2" xml:id="id6" draw:id="id6" draw:layer="layout" svg:width="1.528cm" svg:height="0.886cm" svg:x="0.009cm" svg:y="6.78cm">
          <draw:text-box>
            <text:p><text:span text:style-name="T1">.h</text:span></text:p>
          </draw:text-box>
        </draw:frame>
        <draw:custom-shape draw:style-name="gr1" draw:text-style-name="P1" xml:id="id14" draw:id="id14" draw:layer="layout" svg:width="1.588cm" svg:height="2.132cm" draw:transform="rotate (-3.14159265358979) translate (14.796cm 3.6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xml:id="id9" draw:id="id9" draw:layer="layout" svg:width="1.27cm" svg:height="0.952cm" svg:x="13.208cm" svg:y="2.18cm">
          <draw:text-box>
            <text:p><text:span text:style-name="T1">.o</text:span></text:p>
          </draw:text-box>
        </draw:frame>
        <draw:custom-shape draw:style-name="gr1" draw:text-style-name="P1" xml:id="id12" draw:id="id12" draw:layer="layout" svg:width="1.588cm" svg:height="2.132cm" draw:transform="rotate (-3.14159265358979) translate (14.796cm 6.5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xml:id="id11" draw:id="id11" draw:layer="layout" svg:width="1.27cm" svg:height="0.952cm" svg:x="13.208cm" svg:y="5.08cm">
          <draw:text-box>
            <text:p><text:span text:style-name="T1">.o</text:span></text:p>
          </draw:text-box>
        </draw:frame>
        <draw:custom-shape draw:style-name="gr1" draw:text-style-name="P1" xml:id="id2" draw:id="id2" draw:layer="layout" svg:width="1.588cm" svg:height="2.132cm" draw:transform="rotate (-3.14159265358979) translate (14.796cm 9.6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draw:layer="layout" svg:width="1.27cm" svg:height="0.952cm" svg:x="13.208cm" svg:y="8.18cm">
          <draw:text-box>
            <text:p><text:span text:style-name="T1">.o</text:span></text:p>
          </draw:text-box>
        </draw:frame>
        <draw:connector draw:style-name="gr4" draw:text-style-name="P3" draw:layer="layout" draw:type="line" svg:x1="7.897cm" svg:y1="8.611cm" svg:x2="13.208cm" svg:y2="8.611cm" draw:start-shape="id1" draw:start-glue-point="7" draw:end-shape="id2" svg:d="M7897 8611h5311" svg:viewBox="0 0 5312 1">
          <text:p/>
        </draw:connector>
        <draw:connector draw:style-name="gr5" draw:text-style-name="P3" draw:layer="layout" draw:type="line" svg:x1="1.596cm" svg:y1="4.111cm" svg:x2="6.308cm" svg:y2="5.556cm" draw:start-shape="id3" draw:start-glue-point="7" draw:end-shape="id4" draw:end-glue-point="3" svg:d="M1596 4111l4712 1445" svg:viewBox="0 0 4713 1446">
          <text:p/>
        </draw:connector>
        <draw:connector draw:style-name="gr6" draw:text-style-name="P3" draw:layer="layout" draw:type="line" svg:x1="1.596cm" svg:y1="4.111cm" svg:x2="6.307cm" svg:y2="2.656cm" draw:start-shape="id3" draw:start-glue-point="7" draw:end-shape="id5" draw:end-glue-point="3" svg:d="M1596 4111l4711-1455" svg:viewBox="0 0 4712 1456">
          <text:p/>
        </draw:connector>
        <draw:connector draw:style-name="gr7" draw:text-style-name="P3" draw:layer="layout" draw:type="line" svg:x1="1.537cm" svg:y1="7.223cm" svg:x2="6.308cm" svg:y2="5.556cm" draw:start-shape="id6" draw:start-glue-point="1" draw:end-shape="id4" draw:end-glue-point="3" svg:d="M1537 7223l4771-1667" svg:viewBox="0 0 4772 1668">
          <text:p/>
        </draw:connector>
        <draw:connector draw:style-name="gr8" draw:text-style-name="P3" draw:layer="layout" draw:type="line" svg:x1="1.537cm" svg:y1="7.223cm" svg:x2="6.309cm" svg:y2="8.656cm" draw:start-shape="id6" draw:start-glue-point="1" draw:end-shape="id7" draw:end-glue-point="3" svg:d="M1537 7223l4772 1433" svg:viewBox="0 0 4773 1434">
          <text:p/>
        </draw:connector>
        <draw:connector draw:style-name="gr9" draw:text-style-name="P3" draw:layer="layout" draw:type="line" svg:x1="7.895cm" svg:y1="2.611cm" svg:x2="13.208cm" svg:y2="2.656cm" draw:start-shape="id8" draw:start-glue-point="7" draw:end-shape="id9" draw:end-glue-point="3" svg:d="M7895 2611l5313 45" svg:viewBox="0 0 5314 46">
          <text:p/>
        </draw:connector>
        <draw:connector draw:style-name="gr10" draw:text-style-name="P3" draw:layer="layout" draw:type="line" svg:x1="7.896cm" svg:y1="5.511cm" svg:x2="13.208cm" svg:y2="5.556cm" draw:start-shape="id10" draw:start-glue-point="7" draw:end-shape="id11" draw:end-glue-point="3" svg:d="M7896 5511l5312 45" svg:viewBox="0 0 5313 46">
          <text:p/>
        </draw:connector>
        <draw:frame draw:style-name="gr11" draw:text-style-name="P5" draw:layer="layout" svg:width="6.033cm" svg:height="1.052cm" svg:x="0.902cm" svg:y="0.005cm">
          <draw:text-box>
            <text:p text:style-name="P4"><text:span text:style-name="T2">Preprocessing</text:span></text:p>
          </draw:text-box>
        </draw:frame>
        <draw:frame draw:style-name="gr11" draw:text-style-name="P6" draw:layer="layout" svg:width="6.033cm" svg:height="1.052cm" svg:x="7.503cm" svg:y="0.006cm">
          <draw:text-box>
            <text:p text:style-name="P4"><text:span text:style-name="T3">Compilation</text:span></text:p>
          </draw:text-box>
        </draw:frame>
        <draw:custom-shape draw:style-name="gr12" draw:text-style-name="P1" xml:id="id13" draw:id="id13" draw:layer="layout" svg:width="2.648cm" svg:height="3.555cm" draw:transform="rotate (-3.14159265358979) translate (22.657cm 7.2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2" draw:layer="layout" svg:width="2.117cm" svg:height="1.521cm" svg:x="20.209cm" svg:y="4.665cm">
          <draw:text-box>
            <text:p><text:span text:style-name="T1">.elf</text:span></text:p>
            <text:p><text:span text:style-name="T1">.exe</text:span></text:p>
          </draw:text-box>
        </draw:frame>
        <draw:connector draw:style-name="gr14" draw:text-style-name="P3" draw:layer="layout" draw:type="line" svg:x1="14.796cm" svg:y1="5.511cm" svg:x2="20.01cm" svg:y2="5.484cm" draw:start-shape="id12" draw:start-glue-point="7" draw:end-shape="id13" draw:end-glue-point="5" svg:d="M14796 5511l5214-27" svg:viewBox="0 0 5215 28">
          <text:p/>
        </draw:connector>
        <draw:connector draw:style-name="gr15" draw:text-style-name="P3" draw:layer="layout" draw:type="line" svg:x1="14.796cm" svg:y1="8.611cm" svg:x2="20.01cm" svg:y2="5.484cm" draw:start-shape="id2" draw:start-glue-point="7" draw:end-shape="id13" draw:end-glue-point="5" svg:d="M14796 8611l5214-3127" svg:viewBox="0 0 5215 3128">
          <text:p/>
        </draw:connector>
        <draw:connector draw:style-name="gr16" draw:text-style-name="P3" draw:layer="layout" draw:type="line" svg:x1="14.796cm" svg:y1="2.611cm" svg:x2="20.01cm" svg:y2="5.484cm" draw:start-shape="id14" draw:start-glue-point="7" draw:end-shape="id13" draw:end-glue-point="5" svg:d="M14796 2611l5214 2873" svg:viewBox="0 0 5215 2874">
          <text:p/>
        </draw:connector>
        <draw:frame draw:style-name="gr11" draw:text-style-name="P7" draw:layer="layout" svg:width="6.033cm" svg:height="1.052cm" svg:x="14.804cm" svg:y="0.007cm">
          <draw:text-box>
            <text:p text:style-name="P4"><text:span text:style-name="T4">Linkage</text:span></text:p>
          </draw:text-box>
        </draw:frame>
        <draw:custom-shape draw:style-name="gr12" draw:text-style-name="P1" xml:id="id15" draw:id="id15" draw:layer="layout" svg:width="2.648cm" svg:height="3.555cm" draw:transform="rotate (-3.14159265358979) translate (29.058cm 7.2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2" draw:layer="layout" svg:width="2.117cm" svg:height="0.886cm" svg:x="26.61cm" svg:y="4.965cm">
          <draw:text-box>
            <text:p><text:span text:style-name="T1">.uf2</text:span></text:p>
          </draw:text-box>
        </draw:frame>
        <draw:connector draw:style-name="gr18" draw:text-style-name="P3" draw:layer="layout" draw:type="line" svg:x1="22.657cm" svg:y1="5.484cm" svg:x2="26.411cm" svg:y2="5.484cm" draw:start-shape="id13" draw:start-glue-point="7" draw:end-shape="id15" draw:end-glue-point="5" svg:d="M22657 5484h3754" svg:viewBox="0 0 3755 1">
          <text:p/>
        </draw:connector>
        <draw:frame draw:style-name="gr11" draw:text-style-name="P7" draw:layer="layout" svg:width="6.033cm" svg:height="1.052cm" svg:x="21.605cm" svg:y="0.007cm">
          <draw:text-box>
            <text:p text:style-name="P4"><text:span text:style-name="T4">Convers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159cm" fo:page-height="9.7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20:19:46.331231478</meta:creation-date>
    <dc:date>2022-12-05T01:37:27.593130298</dc:date>
    <meta:editing-duration>PT15M48S</meta:editing-duration>
    <meta:editing-cycles>6</meta:editing-cycles>
    <meta:generator>LibreOffice/7.2.4.1$Linux_X86_64 LibreOffice_project/27d75539669ac387bb498e35313b970b7fe9c4f9</meta:generator>
    <meta:document-statistic meta:object-count="35"/>
  </office:meta>
</office:document-meta>
</file>